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="thin solid #000000" style:vertical-align="automatic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3">
      <style:table-cell-properties fo:border="thin solid #000000" style:vertical-align="automatic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4">
      <style:table-cell-properties fo:border="thin solid #000000" style:vertical-align="automatic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style:vertical-align="top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3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2.6246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97.2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22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210_信用卡重要資訊揭露" table:style-name="ta1"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row table:style-name="ro1">
          <table:table-cell office:value-type="string" table:number-columns-spanned="14" table:number-rows-spanned="1" table:style-name="ce14">
            <table:cell-range-source table:name="HTML_1" table:last-column-spanned="14" table:last-row-spanned="22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4" table:style-name="ce2"/>
          <table:table-cell table:number-columns-repeated="16370"/>
        </table:table-row>
        <table:table-row table:style-name="ro2">
          <table:table-cell office:value-type="string" table:style-name="ce3">
            <text:p>單位：新臺幣千元，卡</text:p>
          </table:table-cell>
          <table:table-cell table:number-columns-repeated="9" table:style-name="ce4"/>
          <table:table-cell office:value-type="string" table:style-name="ce5">
            <text:p>資料月份：112 年10月</text:p>
          </table:table-cell>
          <table:table-cell table:number-columns-repeated="2" table:style-name="ce4"/>
          <table:table-cell table:style-name="ce6"/>
          <table:table-cell table:number-columns-repeated="16370"/>
        </table:table-row>
        <table:table-row table:style-name="ro3">
          <table:table-cell office:value-type="string" table:style-name="ce7">
            <text:p>金融機構名稱</text:p>
          </table:table-cell>
          <table:table-cell office:value-type="string" table:style-name="ce8">
            <text:p>流通卡數　　　</text:p>
          </table:table-cell>
          <table:table-cell office:value-type="string" table:style-name="ce8">
            <text:p>有效卡數　　　</text:p>
          </table:table-cell>
          <table:table-cell office:value-type="string" table:style-name="ce8">
            <text:p>當月發卡數　　　</text:p>
          </table:table-cell>
          <table:table-cell office:value-type="string" table:style-name="ce8">
            <text:p>當月停卡數　　　</text:p>
          </table:table-cell>
          <table:table-cell office:value-type="string" table:style-name="ce8">
            <text:p>循環信用餘額　　</text:p>
          </table:table-cell>
          <table:table-cell office:value-type="string" table:style-name="ce8">
            <text:p>未到期分期付款餘額　</text:p>
          </table:table-cell>
          <table:table-cell office:value-type="string" table:style-name="ce8">
            <text:p>當月簽帳金額　　</text:p>
          </table:table-cell>
          <table:table-cell office:value-type="string" table:style-name="ce8">
            <text:p>當月預借現金金額　　</text:p>
          </table:table-cell>
          <table:table-cell office:value-type="string" table:style-name="ce8">
            <text:p>逾期三個月以上帳款占應收帳款餘額(含催收款)之比率(%)</text:p>
          </table:table-cell>
          <table:table-cell office:value-type="string" table:style-name="ce8">
            <text:p>逾期六個月以上帳款占應收帳款餘額(含催收款)之比率(%)</text:p>
          </table:table-cell>
          <table:table-cell office:value-type="string" table:style-name="ce8">
            <text:p>備抵呆帳提足率(%)<text:s/></text:p>
          </table:table-cell>
          <table:table-cell office:value-type="string" table:style-name="ce8">
            <text:p>當月轉銷呆帳金額　<text:s/></text:p>
          </table:table-cell>
          <table:table-cell office:value-type="string" table:style-name="ce8">
            <text:p>當年度轉銷呆帳金額累計至資料月份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臺灣銀行</text:p>
          </table:table-cell>
          <table:table-cell office:value-type="float" office:value="256112" table:style-name="ce10">
            <text:p>256,112</text:p>
          </table:table-cell>
          <table:table-cell office:value-type="float" office:value="125517" table:style-name="ce10">
            <text:p>125,517</text:p>
          </table:table-cell>
          <table:table-cell office:value-type="float" office:value="2224" table:style-name="ce10">
            <text:p>2,224</text:p>
          </table:table-cell>
          <table:table-cell office:value-type="float" office:value="1075" table:style-name="ce10">
            <text:p>1,075</text:p>
          </table:table-cell>
          <table:table-cell office:value-type="float" office:value="164425" table:style-name="ce10">
            <text:p>164,425</text:p>
          </table:table-cell>
          <table:table-cell office:value-type="float" office:value="60702" table:style-name="ce10">
            <text:p>60,702</text:p>
          </table:table-cell>
          <table:table-cell office:value-type="float" office:value="963592" table:style-name="ce10">
            <text:p>963,592</text:p>
          </table:table-cell>
          <table:table-cell office:value-type="float" office:value="509" table:style-name="ce10">
            <text:p>509</text:p>
          </table:table-cell>
          <table:table-cell office:value-type="float" office:value="0.1" table:style-name="ce11">
            <text:p>0.10</text:p>
          </table:table-cell>
          <table:table-cell office:value-type="float" office:value="0.03" table:style-name="ce11">
            <text:p>0.03</text:p>
          </table:table-cell>
          <table:table-cell office:value-type="float" office:value="1283.72" table:style-name="ce11">
            <text:p>1,283.72</text:p>
          </table:table-cell>
          <table:table-cell office:value-type="float" office:value="518" table:style-name="ce10">
            <text:p>518</text:p>
          </table:table-cell>
          <table:table-cell office:value-type="float" office:value="4631" table:style-name="ce10">
            <text:p>4,631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臺灣土地銀行</text:p>
          </table:table-cell>
          <table:table-cell office:value-type="float" office:value="328035" table:style-name="ce10">
            <text:p>328,035</text:p>
          </table:table-cell>
          <table:table-cell office:value-type="float" office:value="141869" table:style-name="ce10">
            <text:p>141,869</text:p>
          </table:table-cell>
          <table:table-cell office:value-type="float" office:value="1708" table:style-name="ce10">
            <text:p>1,708</text:p>
          </table:table-cell>
          <table:table-cell office:value-type="float" office:value="4761" table:style-name="ce10">
            <text:p>4,761</text:p>
          </table:table-cell>
          <table:table-cell office:value-type="float" office:value="340035" table:style-name="ce10">
            <text:p>340,035</text:p>
          </table:table-cell>
          <table:table-cell office:value-type="float" office:value="93712" table:style-name="ce10">
            <text:p>93,712</text:p>
          </table:table-cell>
          <table:table-cell office:value-type="float" office:value="924728" table:style-name="ce10">
            <text:p>924,728</text:p>
          </table:table-cell>
          <table:table-cell office:value-type="float" office:value="770" table:style-name="ce10">
            <text:p>770</text:p>
          </table:table-cell>
          <table:table-cell office:value-type="float" office:value="0.22" table:style-name="ce11">
            <text:p>0.22</text:p>
          </table:table-cell>
          <table:table-cell office:value-type="float" office:value="0.21" table:style-name="ce11">
            <text:p>0.21</text:p>
          </table:table-cell>
          <table:table-cell office:value-type="float" office:value="989.71" table:style-name="ce11">
            <text:p>989.71</text:p>
          </table:table-cell>
          <table:table-cell office:value-type="float" office:value="1506" table:style-name="ce10">
            <text:p>1,506</text:p>
          </table:table-cell>
          <table:table-cell office:value-type="float" office:value="19738" table:style-name="ce10">
            <text:p>19,738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合作金庫商業銀行</text:p>
          </table:table-cell>
          <table:table-cell office:value-type="float" office:value="681414" table:style-name="ce10">
            <text:p>681,414</text:p>
          </table:table-cell>
          <table:table-cell office:value-type="float" office:value="395525" table:style-name="ce10">
            <text:p>395,525</text:p>
          </table:table-cell>
          <table:table-cell office:value-type="float" office:value="6109" table:style-name="ce10">
            <text:p>6,109</text:p>
          </table:table-cell>
          <table:table-cell office:value-type="float" office:value="4358" table:style-name="ce10">
            <text:p>4,358</text:p>
          </table:table-cell>
          <table:table-cell office:value-type="float" office:value="841279" table:style-name="ce10">
            <text:p>841,279</text:p>
          </table:table-cell>
          <table:table-cell office:value-type="float" office:value="1185864" table:style-name="ce10">
            <text:p>1,185,864</text:p>
          </table:table-cell>
          <table:table-cell office:value-type="float" office:value="3919669" table:style-name="ce10">
            <text:p>3,919,669</text:p>
          </table:table-cell>
          <table:table-cell office:value-type="float" office:value="1703" table:style-name="ce10">
            <text:p>1,703</text:p>
          </table:table-cell>
          <table:table-cell office:value-type="float" office:value="0.14000000000000001" table:style-name="ce11">
            <text:p>0.14</text:p>
          </table:table-cell>
          <table:table-cell office:value-type="float" office:value="0.12" table:style-name="ce11">
            <text:p>0.12</text:p>
          </table:table-cell>
          <table:table-cell office:value-type="float" office:value="511.37" table:style-name="ce11">
            <text:p>511.37</text:p>
          </table:table-cell>
          <table:table-cell office:value-type="float" office:value="5958" table:style-name="ce10">
            <text:p>5,958</text:p>
          </table:table-cell>
          <table:table-cell office:value-type="float" office:value="45328" table:style-name="ce10">
            <text:p>45,328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第一商業銀行</text:p>
          </table:table-cell>
          <table:table-cell office:value-type="float" office:value="1551574" table:style-name="ce10">
            <text:p>1,551,574</text:p>
          </table:table-cell>
          <table:table-cell office:value-type="float" office:value="939323" table:style-name="ce10">
            <text:p>939,323</text:p>
          </table:table-cell>
          <table:table-cell office:value-type="float" office:value="13999" table:style-name="ce10">
            <text:p>13,999</text:p>
          </table:table-cell>
          <table:table-cell office:value-type="float" office:value="9596" table:style-name="ce10">
            <text:p>9,596</text:p>
          </table:table-cell>
          <table:table-cell office:value-type="float" office:value="1605253" table:style-name="ce10">
            <text:p>1,605,253</text:p>
          </table:table-cell>
          <table:table-cell office:value-type="float" office:value="2227250" table:style-name="ce10">
            <text:p>2,227,250</text:p>
          </table:table-cell>
          <table:table-cell office:value-type="float" office:value="7075551" table:style-name="ce10">
            <text:p>7,075,551</text:p>
          </table:table-cell>
          <table:table-cell office:value-type="float" office:value="7925" table:style-name="ce10">
            <text:p>7,925</text:p>
          </table:table-cell>
          <table:table-cell office:value-type="float" office:value="0.18" table:style-name="ce11">
            <text:p>0.18</text:p>
          </table:table-cell>
          <table:table-cell office:value-type="float" office:value="0" table:style-name="ce11">
            <text:p>0.00</text:p>
          </table:table-cell>
          <table:table-cell office:value-type="float" office:value="917.77" table:style-name="ce11">
            <text:p>917.77</text:p>
          </table:table-cell>
          <table:table-cell office:value-type="float" office:value="6633" table:style-name="ce10">
            <text:p>6,633</text:p>
          </table:table-cell>
          <table:table-cell office:value-type="float" office:value="59791" table:style-name="ce10">
            <text:p>59,791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華南商業銀行</text:p>
          </table:table-cell>
          <table:table-cell office:value-type="float" office:value="1077414" table:style-name="ce10">
            <text:p>1,077,414</text:p>
          </table:table-cell>
          <table:table-cell office:value-type="float" office:value="837667" table:style-name="ce10">
            <text:p>837,667</text:p>
          </table:table-cell>
          <table:table-cell office:value-type="float" office:value="8857" table:style-name="ce10">
            <text:p>8,857</text:p>
          </table:table-cell>
          <table:table-cell office:value-type="float" office:value="13716" table:style-name="ce10">
            <text:p>13,716</text:p>
          </table:table-cell>
          <table:table-cell office:value-type="float" office:value="1075030" table:style-name="ce10">
            <text:p>1,075,030</text:p>
          </table:table-cell>
          <table:table-cell office:value-type="float" office:value="4660364" table:style-name="ce10">
            <text:p>4,660,364</text:p>
          </table:table-cell>
          <table:table-cell office:value-type="float" office:value="5327935" table:style-name="ce10">
            <text:p>5,327,935</text:p>
          </table:table-cell>
          <table:table-cell office:value-type="float" office:value="1596" table:style-name="ce10">
            <text:p>1,596</text:p>
          </table:table-cell>
          <table:table-cell office:value-type="float" office:value="0.12" table:style-name="ce11">
            <text:p>0.12</text:p>
          </table:table-cell>
          <table:table-cell office:value-type="float" office:value="0" table:style-name="ce11">
            <text:p>0.00</text:p>
          </table:table-cell>
          <table:table-cell office:value-type="float" office:value="393.16" table:style-name="ce11">
            <text:p>393.16</text:p>
          </table:table-cell>
          <table:table-cell office:value-type="float" office:value="0" table:style-name="ce10">
            <text:p>0</text:p>
          </table:table-cell>
          <table:table-cell office:value-type="float" office:value="42185" table:style-name="ce10">
            <text:p>42,185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彰化商業銀行</text:p>
          </table:table-cell>
          <table:table-cell office:value-type="float" office:value="624581" table:style-name="ce10">
            <text:p>624,581</text:p>
          </table:table-cell>
          <table:table-cell office:value-type="float" office:value="289697" table:style-name="ce10">
            <text:p>289,697</text:p>
          </table:table-cell>
          <table:table-cell office:value-type="float" office:value="5908" table:style-name="ce10">
            <text:p>5,908</text:p>
          </table:table-cell>
          <table:table-cell office:value-type="float" office:value="4318" table:style-name="ce10">
            <text:p>4,318</text:p>
          </table:table-cell>
          <table:table-cell office:value-type="float" office:value="338568" table:style-name="ce10">
            <text:p>338,568</text:p>
          </table:table-cell>
          <table:table-cell office:value-type="float" office:value="860505" table:style-name="ce10">
            <text:p>860,505</text:p>
          </table:table-cell>
          <table:table-cell office:value-type="float" office:value="2068588" table:style-name="ce10">
            <text:p>2,068,588</text:p>
          </table:table-cell>
          <table:table-cell office:value-type="float" office:value="1316" table:style-name="ce10">
            <text:p>1,316</text:p>
          </table:table-cell>
          <table:table-cell office:value-type="float" office:value="0.18" table:style-name="ce11">
            <text:p>0.18</text:p>
          </table:table-cell>
          <table:table-cell office:value-type="float" office:value="0" table:style-name="ce11">
            <text:p>0.00</text:p>
          </table:table-cell>
          <table:table-cell office:value-type="float" office:value="597.41999999999996" table:style-name="ce11">
            <text:p>597.42</text:p>
          </table:table-cell>
          <table:table-cell office:value-type="float" office:value="2152" table:style-name="ce10">
            <text:p>2,152</text:p>
          </table:table-cell>
          <table:table-cell office:value-type="float" office:value="16695" table:style-name="ce10">
            <text:p>16,695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上海商業儲蓄銀行</text:p>
          </table:table-cell>
          <table:table-cell office:value-type="float" office:value="476921" table:style-name="ce10">
            <text:p>476,921</text:p>
          </table:table-cell>
          <table:table-cell office:value-type="float" office:value="211582" table:style-name="ce10">
            <text:p>211,582</text:p>
          </table:table-cell>
          <table:table-cell office:value-type="float" office:value="3173" table:style-name="ce10">
            <text:p>3,173</text:p>
          </table:table-cell>
          <table:table-cell office:value-type="float" office:value="7356" table:style-name="ce10">
            <text:p>7,356</text:p>
          </table:table-cell>
          <table:table-cell office:value-type="float" office:value="619421" table:style-name="ce10">
            <text:p>619,421</text:p>
          </table:table-cell>
          <table:table-cell office:value-type="float" office:value="1785943" table:style-name="ce10">
            <text:p>1,785,943</text:p>
          </table:table-cell>
          <table:table-cell office:value-type="float" office:value="1756161" table:style-name="ce10">
            <text:p>1,756,161</text:p>
          </table:table-cell>
          <table:table-cell office:value-type="float" office:value="5434" table:style-name="ce10">
            <text:p>5,434</text:p>
          </table:table-cell>
          <table:table-cell office:value-type="float" office:value="0.19" table:style-name="ce11">
            <text:p>0.19</text:p>
          </table:table-cell>
          <table:table-cell office:value-type="float" office:value="0.14000000000000001" table:style-name="ce11">
            <text:p>0.14</text:p>
          </table:table-cell>
          <table:table-cell office:value-type="float" office:value="1012.96" table:style-name="ce11">
            <text:p>1,012.96</text:p>
          </table:table-cell>
          <table:table-cell office:value-type="float" office:value="2823" table:style-name="ce10">
            <text:p>2,823</text:p>
          </table:table-cell>
          <table:table-cell office:value-type="float" office:value="27875" table:style-name="ce10">
            <text:p>27,875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台北富邦商業銀行</text:p>
          </table:table-cell>
          <table:table-cell office:value-type="float" office:value="7078688" table:style-name="ce10">
            <text:p>7,078,688</text:p>
          </table:table-cell>
          <table:table-cell office:value-type="float" office:value="5293318" table:style-name="ce10">
            <text:p>5,293,318</text:p>
          </table:table-cell>
          <table:table-cell office:value-type="float" office:value="117529" table:style-name="ce10">
            <text:p>117,529</text:p>
          </table:table-cell>
          <table:table-cell office:value-type="float" office:value="153707" table:style-name="ce10">
            <text:p>153,707</text:p>
          </table:table-cell>
          <table:table-cell office:value-type="float" office:value="8208304" table:style-name="ce10">
            <text:p>8,208,304</text:p>
          </table:table-cell>
          <table:table-cell office:value-type="float" office:value="32231362" table:style-name="ce10">
            <text:p>32,231,362</text:p>
          </table:table-cell>
          <table:table-cell office:value-type="float" office:value="50789467" table:style-name="ce10">
            <text:p>50,789,467</text:p>
          </table:table-cell>
          <table:table-cell office:value-type="float" office:value="112572" table:style-name="ce10">
            <text:p>112,572</text:p>
          </table:table-cell>
          <table:table-cell office:value-type="float" office:value="0.12" table:style-name="ce11">
            <text:p>0.12</text:p>
          </table:table-cell>
          <table:table-cell office:value-type="float" office:value="0" table:style-name="ce11">
            <text:p>0.00</text:p>
          </table:table-cell>
          <table:table-cell office:value-type="float" office:value="1286.3399999999999" table:style-name="ce11">
            <text:p>1,286.34</text:p>
          </table:table-cell>
          <table:table-cell office:value-type="float" office:value="37835" table:style-name="ce10">
            <text:p>37,835</text:p>
          </table:table-cell>
          <table:table-cell office:value-type="float" office:value="303732" table:style-name="ce10">
            <text:p>303,732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國泰世華商業銀行</text:p>
          </table:table-cell>
          <table:table-cell office:value-type="float" office:value="7179282" table:style-name="ce10">
            <text:p>7,179,282</text:p>
          </table:table-cell>
          <table:table-cell office:value-type="float" office:value="4552124" table:style-name="ce10">
            <text:p>4,552,124</text:p>
          </table:table-cell>
          <table:table-cell office:value-type="float" office:value="53914" table:style-name="ce10">
            <text:p>53,914</text:p>
          </table:table-cell>
          <table:table-cell office:value-type="float" office:value="55696" table:style-name="ce10">
            <text:p>55,696</text:p>
          </table:table-cell>
          <table:table-cell office:value-type="float" office:value="19070715" table:style-name="ce10">
            <text:p>19,070,715</text:p>
          </table:table-cell>
          <table:table-cell office:value-type="float" office:value="30493578" table:style-name="ce10">
            <text:p>30,493,578</text:p>
          </table:table-cell>
          <table:table-cell office:value-type="float" office:value="56037245" table:style-name="ce10">
            <text:p>56,037,245</text:p>
          </table:table-cell>
          <table:table-cell office:value-type="float" office:value="244065" table:style-name="ce10">
            <text:p>244,065</text:p>
          </table:table-cell>
          <table:table-cell office:value-type="float" office:value="0.17" table:style-name="ce11">
            <text:p>0.17</text:p>
          </table:table-cell>
          <table:table-cell office:value-type="float" office:value="0" table:style-name="ce11">
            <text:p>0.00</text:p>
          </table:table-cell>
          <table:table-cell office:value-type="float" office:value="1404.38" table:style-name="ce11">
            <text:p>1,404.38</text:p>
          </table:table-cell>
          <table:table-cell office:value-type="float" office:value="58365" table:style-name="ce10">
            <text:p>58,365</text:p>
          </table:table-cell>
          <table:table-cell office:value-type="float" office:value="515785" table:style-name="ce10">
            <text:p>515,785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高雄銀行</text:p>
          </table:table-cell>
          <table:table-cell office:value-type="float" office:value="10048" table:style-name="ce10">
            <text:p>10,048</text:p>
          </table:table-cell>
          <table:table-cell office:value-type="float" office:value="4501" table:style-name="ce10">
            <text:p>4,501</text:p>
          </table:table-cell>
          <table:table-cell office:value-type="float" office:value="12" table:style-name="ce10">
            <text:p>12</text:p>
          </table:table-cell>
          <table:table-cell office:value-type="float" office:value="68" table:style-name="ce10">
            <text:p>68</text:p>
          </table:table-cell>
          <table:table-cell office:value-type="float" office:value="13943" table:style-name="ce10">
            <text:p>13,943</text:p>
          </table:table-cell>
          <table:table-cell office:value-type="float" office:value="743" table:style-name="ce10">
            <text:p>743</text:p>
          </table:table-cell>
          <table:table-cell office:value-type="float" office:value="198231" table:style-name="ce10">
            <text:p>198,231</text:p>
          </table:table-cell>
          <table:table-cell office:value-type="float" office:value="96" table:style-name="ce10">
            <text:p>96</text:p>
          </table:table-cell>
          <table:table-cell office:value-type="float" office:value="0.41" table:style-name="ce11">
            <text:p>0.41</text:p>
          </table:table-cell>
          <table:table-cell office:value-type="float" office:value="0.41" table:style-name="ce11">
            <text:p>0.41</text:p>
          </table:table-cell>
          <table:table-cell office:value-type="float" office:value="204.42" table:style-name="ce11">
            <text:p>204.42</text:p>
          </table:table-cell>
          <table:table-cell office:value-type="float" office:value="1" table:style-name="ce10">
            <text:p>1</text:p>
          </table:table-cell>
          <table:table-cell office:value-type="float" office:value="1400" table:style-name="ce10">
            <text:p>1,400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兆豐國際商業銀行</text:p>
          </table:table-cell>
          <table:table-cell office:value-type="float" office:value="1148937" table:style-name="ce10">
            <text:p>1,148,937</text:p>
          </table:table-cell>
          <table:table-cell office:value-type="float" office:value="661619" table:style-name="ce10">
            <text:p>661,619</text:p>
          </table:table-cell>
          <table:table-cell office:value-type="float" office:value="6094" table:style-name="ce10">
            <text:p>6,094</text:p>
          </table:table-cell>
          <table:table-cell office:value-type="float" office:value="4696" table:style-name="ce10">
            <text:p>4,696</text:p>
          </table:table-cell>
          <table:table-cell office:value-type="float" office:value="1750125" table:style-name="ce10">
            <text:p>1,750,125</text:p>
          </table:table-cell>
          <table:table-cell office:value-type="float" office:value="3149547" table:style-name="ce10">
            <text:p>3,149,547</text:p>
          </table:table-cell>
          <table:table-cell office:value-type="float" office:value="4471470" table:style-name="ce10">
            <text:p>4,471,470</text:p>
          </table:table-cell>
          <table:table-cell office:value-type="float" office:value="14263" table:style-name="ce10">
            <text:p>14,263</text:p>
          </table:table-cell>
          <table:table-cell office:value-type="float" office:value="0.26" table:style-name="ce11">
            <text:p>0.26</text:p>
          </table:table-cell>
          <table:table-cell office:value-type="float" office:value="0.03" table:style-name="ce11">
            <text:p>0.03</text:p>
          </table:table-cell>
          <table:table-cell office:value-type="float" office:value="566.01" table:style-name="ce11">
            <text:p>566.01</text:p>
          </table:table-cell>
          <table:table-cell office:value-type="float" office:value="9816" table:style-name="ce10">
            <text:p>9,816</text:p>
          </table:table-cell>
          <table:table-cell office:value-type="float" office:value="80334" table:style-name="ce10">
            <text:p>80,334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花旗(台灣)商業銀行</text:p>
          </table:table-cell>
          <table:table-cell office:value-type="float" office:value="19894" table:style-name="ce10">
            <text:p>19,894</text:p>
          </table:table-cell>
          <table:table-cell office:value-type="float" office:value="12242" table:style-name="ce10">
            <text:p>12,242</text:p>
          </table:table-cell>
          <table:table-cell office:value-type="float" office:value="433" table:style-name="ce10">
            <text:p>433</text:p>
          </table:table-cell>
          <table:table-cell office:value-type="float" office:value="154" table:style-name="ce10">
            <text:p>15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04341" table:style-name="ce10">
            <text:p>404,341</text:p>
          </table:table-cell>
          <table:table-cell office:value-type="float" office:value="211" table:style-name="ce10">
            <text:p>211</text:p>
          </table:table-cell>
          <table:table-cell office:value-type="float" office:value="0.01" table:style-name="ce11">
            <text:p>0.01</text:p>
          </table:table-cell>
          <table:table-cell office:value-type="float" office:value="0" table:style-name="ce11">
            <text:p>0.00</text:p>
          </table:table-cell>
          <table:table-cell office:value-type="float" office:value="229.67" table:style-name="ce11">
            <text:p>229.67</text:p>
          </table:table-cell>
          <table:table-cell office:value-type="float" office:value="0" table:style-name="ce10">
            <text:p>0</text:p>
          </table:table-cell>
          <table:table-cell office:value-type="float" office:value="285413" table:style-name="ce10">
            <text:p>285,413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臺灣中小企業銀行</text:p>
          </table:table-cell>
          <table:table-cell office:value-type="float" office:value="173199" table:style-name="ce10">
            <text:p>173,199</text:p>
          </table:table-cell>
          <table:table-cell office:value-type="float" office:value="96652" table:style-name="ce10">
            <text:p>96,652</text:p>
          </table:table-cell>
          <table:table-cell office:value-type="float" office:value="317" table:style-name="ce10">
            <text:p>317</text:p>
          </table:table-cell>
          <table:table-cell office:value-type="float" office:value="1193" table:style-name="ce10">
            <text:p>1,193</text:p>
          </table:table-cell>
          <table:table-cell office:value-type="float" office:value="274434" table:style-name="ce10">
            <text:p>274,434</text:p>
          </table:table-cell>
          <table:table-cell office:value-type="float" office:value="232653" table:style-name="ce10">
            <text:p>232,653</text:p>
          </table:table-cell>
          <table:table-cell office:value-type="float" office:value="918908" table:style-name="ce10">
            <text:p>918,908</text:p>
          </table:table-cell>
          <table:table-cell office:value-type="float" office:value="1507" table:style-name="ce10">
            <text:p>1,507</text:p>
          </table:table-cell>
          <table:table-cell office:value-type="float" office:value="0.05" table:style-name="ce11">
            <text:p>0.05</text:p>
          </table:table-cell>
          <table:table-cell office:value-type="float" office:value="0.03" table:style-name="ce11">
            <text:p>0.03</text:p>
          </table:table-cell>
          <table:table-cell office:value-type="float" office:value="296.85000000000002" table:style-name="ce11">
            <text:p>296.85</text:p>
          </table:table-cell>
          <table:table-cell office:value-type="float" office:value="1025" table:style-name="ce10">
            <text:p>1,025</text:p>
          </table:table-cell>
          <table:table-cell office:value-type="float" office:value="10538" table:style-name="ce10">
            <text:p>10,538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渣打國際商業銀行</text:p>
          </table:table-cell>
          <table:table-cell office:value-type="float" office:value="290552" table:style-name="ce10">
            <text:p>290,552</text:p>
          </table:table-cell>
          <table:table-cell office:value-type="float" office:value="188404" table:style-name="ce10">
            <text:p>188,404</text:p>
          </table:table-cell>
          <table:table-cell office:value-type="float" office:value="4261" table:style-name="ce10">
            <text:p>4,261</text:p>
          </table:table-cell>
          <table:table-cell office:value-type="float" office:value="4258" table:style-name="ce10">
            <text:p>4,258</text:p>
          </table:table-cell>
          <table:table-cell office:value-type="float" office:value="908904" table:style-name="ce10">
            <text:p>908,904</text:p>
          </table:table-cell>
          <table:table-cell office:value-type="float" office:value="509060" table:style-name="ce10">
            <text:p>509,060</text:p>
          </table:table-cell>
          <table:table-cell office:value-type="float" office:value="1874466" table:style-name="ce10">
            <text:p>1,874,466</text:p>
          </table:table-cell>
          <table:table-cell office:value-type="float" office:value="3917" table:style-name="ce10">
            <text:p>3,917</text:p>
          </table:table-cell>
          <table:table-cell office:value-type="float" office:value="0.22" table:style-name="ce11">
            <text:p>0.22</text:p>
          </table:table-cell>
          <table:table-cell office:value-type="float" office:value="0" table:style-name="ce11">
            <text:p>0.00</text:p>
          </table:table-cell>
          <table:table-cell office:value-type="float" office:value="874.5" table:style-name="ce11">
            <text:p>874.50</text:p>
          </table:table-cell>
          <table:table-cell office:value-type="float" office:value="2886" table:style-name="ce10">
            <text:p>2,886</text:p>
          </table:table-cell>
          <table:table-cell office:value-type="float" office:value="34313" table:style-name="ce10">
            <text:p>34,313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台中商業銀行</text:p>
          </table:table-cell>
          <table:table-cell office:value-type="float" office:value="163792" table:style-name="ce10">
            <text:p>163,792</text:p>
          </table:table-cell>
          <table:table-cell office:value-type="float" office:value="80933" table:style-name="ce10">
            <text:p>80,933</text:p>
          </table:table-cell>
          <table:table-cell office:value-type="float" office:value="1482" table:style-name="ce10">
            <text:p>1,482</text:p>
          </table:table-cell>
          <table:table-cell office:value-type="float" office:value="765" table:style-name="ce10">
            <text:p>765</text:p>
          </table:table-cell>
          <table:table-cell office:value-type="float" office:value="210635" table:style-name="ce10">
            <text:p>210,635</text:p>
          </table:table-cell>
          <table:table-cell office:value-type="float" office:value="48906" table:style-name="ce10">
            <text:p>48,906</text:p>
          </table:table-cell>
          <table:table-cell office:value-type="float" office:value="656380" table:style-name="ce10">
            <text:p>656,380</text:p>
          </table:table-cell>
          <table:table-cell office:value-type="float" office:value="295" table:style-name="ce10">
            <text:p>295</text:p>
          </table:table-cell>
          <table:table-cell office:value-type="float" office:value="0.13" table:style-name="ce11">
            <text:p>0.13</text:p>
          </table:table-cell>
          <table:table-cell office:value-type="float" office:value="0" table:style-name="ce11">
            <text:p>0.00</text:p>
          </table:table-cell>
          <table:table-cell office:value-type="float" office:value="1678.52" table:style-name="ce11">
            <text:p>1,678.52</text:p>
          </table:table-cell>
          <table:table-cell office:value-type="float" office:value="1240" table:style-name="ce10">
            <text:p>1,240</text:p>
          </table:table-cell>
          <table:table-cell office:value-type="float" office:value="13126" table:style-name="ce10">
            <text:p>13,126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滙豐(台灣)商業銀行</text:p>
          </table:table-cell>
          <table:table-cell office:value-type="float" office:value="703248" table:style-name="ce10">
            <text:p>703,248</text:p>
          </table:table-cell>
          <table:table-cell office:value-type="float" office:value="467049" table:style-name="ce10">
            <text:p>467,049</text:p>
          </table:table-cell>
          <table:table-cell office:value-type="float" office:value="8216" table:style-name="ce10">
            <text:p>8,216</text:p>
          </table:table-cell>
          <table:table-cell office:value-type="float" office:value="5241" table:style-name="ce10">
            <text:p>5,241</text:p>
          </table:table-cell>
          <table:table-cell office:value-type="float" office:value="1848947" table:style-name="ce10">
            <text:p>1,848,947</text:p>
          </table:table-cell>
          <table:table-cell office:value-type="float" office:value="1443650" table:style-name="ce10">
            <text:p>1,443,650</text:p>
          </table:table-cell>
          <table:table-cell office:value-type="float" office:value="7592773" table:style-name="ce10">
            <text:p>7,592,773</text:p>
          </table:table-cell>
          <table:table-cell office:value-type="float" office:value="26024" table:style-name="ce10">
            <text:p>26,024</text:p>
          </table:table-cell>
          <table:table-cell office:value-type="float" office:value="0.26" table:style-name="ce11">
            <text:p>0.26</text:p>
          </table:table-cell>
          <table:table-cell office:value-type="float" office:value="0" table:style-name="ce11">
            <text:p>0.00</text:p>
          </table:table-cell>
          <table:table-cell office:value-type="float" office:value="1296.75" table:style-name="ce11">
            <text:p>1,296.75</text:p>
          </table:table-cell>
          <table:table-cell office:value-type="float" office:value="8898" table:style-name="ce10">
            <text:p>8,898</text:p>
          </table:table-cell>
          <table:table-cell office:value-type="float" office:value="63572" table:style-name="ce10">
            <text:p>63,572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華泰商業銀行</text:p>
          </table:table-cell>
          <table:table-cell office:value-type="float" office:value="8964" table:style-name="ce10">
            <text:p>8,964</text:p>
          </table:table-cell>
          <table:table-cell office:value-type="float" office:value="4902" table:style-name="ce10">
            <text:p>4,902</text:p>
          </table:table-cell>
          <table:table-cell office:value-type="float" office:value="11" table:style-name="ce10">
            <text:p>11</text:p>
          </table:table-cell>
          <table:table-cell office:value-type="float" office:value="7" table:style-name="ce10">
            <text:p>7</text:p>
          </table:table-cell>
          <table:table-cell office:value-type="float" office:value="7702" table:style-name="ce10">
            <text:p>7,702</text:p>
          </table:table-cell>
          <table:table-cell office:value-type="float" office:value="2188" table:style-name="ce10">
            <text:p>2,188</text:p>
          </table:table-cell>
          <table:table-cell office:value-type="float" office:value="44319" table:style-name="ce10">
            <text:p>44,319</text:p>
          </table:table-cell>
          <table:table-cell office:value-type="float" office:value="0" table:style-name="ce10">
            <text:p>0</text:p>
          </table:table-cell>
          <table:table-cell office:value-type="float" office:value="0.13" table:style-name="ce11">
            <text:p>0.13</text:p>
          </table:table-cell>
          <table:table-cell office:value-type="float" office:value="0" table:style-name="ce11">
            <text:p>0.00</text:p>
          </table:table-cell>
          <table:table-cell office:value-type="float" office:value="777.82" table:style-name="ce11">
            <text:p>777.82</text:p>
          </table:table-cell>
          <table:table-cell office:value-type="float" office:value="231" table:style-name="ce10">
            <text:p>231</text:p>
          </table:table-cell>
          <table:table-cell office:value-type="float" office:value="392" table:style-name="ce10">
            <text:p>392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臺灣新光商業銀行</text:p>
          </table:table-cell>
          <table:table-cell office:value-type="float" office:value="1072537" table:style-name="ce10">
            <text:p>1,072,537</text:p>
          </table:table-cell>
          <table:table-cell office:value-type="float" office:value="606302" table:style-name="ce10">
            <text:p>606,302</text:p>
          </table:table-cell>
          <table:table-cell office:value-type="float" office:value="9905" table:style-name="ce10">
            <text:p>9,905</text:p>
          </table:table-cell>
          <table:table-cell office:value-type="float" office:value="7168" table:style-name="ce10">
            <text:p>7,168</text:p>
          </table:table-cell>
          <table:table-cell office:value-type="float" office:value="1617114" table:style-name="ce10">
            <text:p>1,617,114</text:p>
          </table:table-cell>
          <table:table-cell office:value-type="float" office:value="2549147" table:style-name="ce10">
            <text:p>2,549,147</text:p>
          </table:table-cell>
          <table:table-cell office:value-type="float" office:value="5192895" table:style-name="ce10">
            <text:p>5,192,895</text:p>
          </table:table-cell>
          <table:table-cell office:value-type="float" office:value="7793" table:style-name="ce10">
            <text:p>7,793</text:p>
          </table:table-cell>
          <table:table-cell office:value-type="float" office:value="0.18" table:style-name="ce11">
            <text:p>0.18</text:p>
          </table:table-cell>
          <table:table-cell office:value-type="float" office:value="0.01" table:style-name="ce11">
            <text:p>0.01</text:p>
          </table:table-cell>
          <table:table-cell office:value-type="float" office:value="291.83999999999997" table:style-name="ce11">
            <text:p>291.84</text:p>
          </table:table-cell>
          <table:table-cell office:value-type="float" office:value="7458" table:style-name="ce10">
            <text:p>7,458</text:p>
          </table:table-cell>
          <table:table-cell office:value-type="float" office:value="62359" table:style-name="ce10">
            <text:p>62,359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陽信商業銀行</text:p>
          </table:table-cell>
          <table:table-cell office:value-type="float" office:value="116912" table:style-name="ce10">
            <text:p>116,912</text:p>
          </table:table-cell>
          <table:table-cell office:value-type="float" office:value="57887" table:style-name="ce10">
            <text:p>57,887</text:p>
          </table:table-cell>
          <table:table-cell office:value-type="float" office:value="683" table:style-name="ce10">
            <text:p>683</text:p>
          </table:table-cell>
          <table:table-cell office:value-type="float" office:value="1284" table:style-name="ce10">
            <text:p>1,284</text:p>
          </table:table-cell>
          <table:table-cell office:value-type="float" office:value="167092" table:style-name="ce10">
            <text:p>167,092</text:p>
          </table:table-cell>
          <table:table-cell office:value-type="float" office:value="126004" table:style-name="ce10">
            <text:p>126,004</text:p>
          </table:table-cell>
          <table:table-cell office:value-type="float" office:value="428052" table:style-name="ce10">
            <text:p>428,052</text:p>
          </table:table-cell>
          <table:table-cell office:value-type="float" office:value="166" table:style-name="ce10">
            <text:p>166</text:p>
          </table:table-cell>
          <table:table-cell office:value-type="float" office:value="0.23" table:style-name="ce11">
            <text:p>0.23</text:p>
          </table:table-cell>
          <table:table-cell office:value-type="float" office:value="0" table:style-name="ce11">
            <text:p>0.00</text:p>
          </table:table-cell>
          <table:table-cell office:value-type="float" office:value="880.06" table:style-name="ce11">
            <text:p>880.06</text:p>
          </table:table-cell>
          <table:table-cell office:value-type="float" office:value="0" table:style-name="ce10">
            <text:p>0</text:p>
          </table:table-cell>
          <table:table-cell office:value-type="float" office:value="7588" table:style-name="ce10">
            <text:p>7,588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三信商業銀行</text:p>
          </table:table-cell>
          <table:table-cell office:value-type="float" office:value="20063" table:style-name="ce10">
            <text:p>20,063</text:p>
          </table:table-cell>
          <table:table-cell office:value-type="float" office:value="12952" table:style-name="ce10">
            <text:p>12,952</text:p>
          </table:table-cell>
          <table:table-cell office:value-type="float" office:value="188" table:style-name="ce10">
            <text:p>188</text:p>
          </table:table-cell>
          <table:table-cell office:value-type="float" office:value="85" table:style-name="ce10">
            <text:p>85</text:p>
          </table:table-cell>
          <table:table-cell office:value-type="float" office:value="28079" table:style-name="ce10">
            <text:p>28,079</text:p>
          </table:table-cell>
          <table:table-cell office:value-type="float" office:value="16183" table:style-name="ce10">
            <text:p>16,183</text:p>
          </table:table-cell>
          <table:table-cell office:value-type="float" office:value="126638" table:style-name="ce10">
            <text:p>126,638</text:p>
          </table:table-cell>
          <table:table-cell office:value-type="float" office:value="41" table:style-name="ce10">
            <text:p>41</text:p>
          </table:table-cell>
          <table:table-cell office:value-type="float" office:value="0.2" table:style-name="ce11">
            <text:p>0.20</text:p>
          </table:table-cell>
          <table:table-cell office:value-type="float" office:value="0" table:style-name="ce11">
            <text:p>0.00</text:p>
          </table:table-cell>
          <table:table-cell office:value-type="float" office:value="4360.7700000000004" table:style-name="ce11">
            <text:p>4,360.77</text:p>
          </table:table-cell>
          <table:table-cell office:value-type="float" office:value="289" table:style-name="ce10">
            <text:p>289</text:p>
          </table:table-cell>
          <table:table-cell office:value-type="float" office:value="1281" table:style-name="ce10">
            <text:p>1,281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聯邦商業銀行</text:p>
          </table:table-cell>
          <table:table-cell office:value-type="float" office:value="2810122" table:style-name="ce10">
            <text:p>2,810,122</text:p>
          </table:table-cell>
          <table:table-cell office:value-type="float" office:value="1719939" table:style-name="ce10">
            <text:p>1,719,939</text:p>
          </table:table-cell>
          <table:table-cell office:value-type="float" office:value="50618" table:style-name="ce10">
            <text:p>50,618</text:p>
          </table:table-cell>
          <table:table-cell office:value-type="float" office:value="17114" table:style-name="ce10">
            <text:p>17,114</text:p>
          </table:table-cell>
          <table:table-cell office:value-type="float" office:value="6124832" table:style-name="ce10">
            <text:p>6,124,832</text:p>
          </table:table-cell>
          <table:table-cell office:value-type="float" office:value="6102124" table:style-name="ce10">
            <text:p>6,102,124</text:p>
          </table:table-cell>
          <table:table-cell office:value-type="float" office:value="16405958" table:style-name="ce10">
            <text:p>16,405,958</text:p>
          </table:table-cell>
          <table:table-cell office:value-type="float" office:value="37371" table:style-name="ce10">
            <text:p>37,371</text:p>
          </table:table-cell>
          <table:table-cell office:value-type="float" office:value="0.14000000000000001" table:style-name="ce11">
            <text:p>0.14</text:p>
          </table:table-cell>
          <table:table-cell office:value-type="float" office:value="0" table:style-name="ce11">
            <text:p>0.00</text:p>
          </table:table-cell>
          <table:table-cell office:value-type="float" office:value="220.6" table:style-name="ce11">
            <text:p>220.60</text:p>
          </table:table-cell>
          <table:table-cell office:value-type="float" office:value="17835" table:style-name="ce10">
            <text:p>17,835</text:p>
          </table:table-cell>
          <table:table-cell office:value-type="float" office:value="141008" table:style-name="ce10">
            <text:p>141,008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遠東國際商業銀行</text:p>
          </table:table-cell>
          <table:table-cell office:value-type="float" office:value="1359375" table:style-name="ce10">
            <text:p>1,359,375</text:p>
          </table:table-cell>
          <table:table-cell office:value-type="float" office:value="978736" table:style-name="ce10">
            <text:p>978,736</text:p>
          </table:table-cell>
          <table:table-cell office:value-type="float" office:value="8441" table:style-name="ce10">
            <text:p>8,441</text:p>
          </table:table-cell>
          <table:table-cell office:value-type="float" office:value="12003" table:style-name="ce10">
            <text:p>12,003</text:p>
          </table:table-cell>
          <table:table-cell office:value-type="float" office:value="3485533" table:style-name="ce10">
            <text:p>3,485,533</text:p>
          </table:table-cell>
          <table:table-cell office:value-type="float" office:value="4744938" table:style-name="ce10">
            <text:p>4,744,938</text:p>
          </table:table-cell>
          <table:table-cell office:value-type="float" office:value="4948591" table:style-name="ce10">
            <text:p>4,948,591</text:p>
          </table:table-cell>
          <table:table-cell office:value-type="float" office:value="89657" table:style-name="ce10">
            <text:p>89,657</text:p>
          </table:table-cell>
          <table:table-cell office:value-type="float" office:value="0.3" table:style-name="ce11">
            <text:p>0.30</text:p>
          </table:table-cell>
          <table:table-cell office:value-type="float" office:value="7.0000000000000007E-2" table:style-name="ce11">
            <text:p>0.07</text:p>
          </table:table-cell>
          <table:table-cell office:value-type="float" office:value="102.4" table:style-name="ce11">
            <text:p>102.40</text:p>
          </table:table-cell>
          <table:table-cell office:value-type="float" office:value="9759" table:style-name="ce10">
            <text:p>9,759</text:p>
          </table:table-cell>
          <table:table-cell office:value-type="float" office:value="106259" table:style-name="ce10">
            <text:p>106,259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元大商業銀行</text:p>
          </table:table-cell>
          <table:table-cell office:value-type="float" office:value="1205265" table:style-name="ce10">
            <text:p>1,205,265</text:p>
          </table:table-cell>
          <table:table-cell office:value-type="float" office:value="559535" table:style-name="ce10">
            <text:p>559,535</text:p>
          </table:table-cell>
          <table:table-cell office:value-type="float" office:value="4971" table:style-name="ce10">
            <text:p>4,971</text:p>
          </table:table-cell>
          <table:table-cell office:value-type="float" office:value="10887" table:style-name="ce10">
            <text:p>10,887</text:p>
          </table:table-cell>
          <table:table-cell office:value-type="float" office:value="1148818" table:style-name="ce10">
            <text:p>1,148,818</text:p>
          </table:table-cell>
          <table:table-cell office:value-type="float" office:value="3619211" table:style-name="ce10">
            <text:p>3,619,211</text:p>
          </table:table-cell>
          <table:table-cell office:value-type="float" office:value="5014494" table:style-name="ce10">
            <text:p>5,014,494</text:p>
          </table:table-cell>
          <table:table-cell office:value-type="float" office:value="21166" table:style-name="ce10">
            <text:p>21,166</text:p>
          </table:table-cell>
          <table:table-cell office:value-type="float" office:value="0.08" table:style-name="ce11">
            <text:p>0.08</text:p>
          </table:table-cell>
          <table:table-cell office:value-type="float" office:value="0" table:style-name="ce11">
            <text:p>0.00</text:p>
          </table:table-cell>
          <table:table-cell office:value-type="float" office:value="835.72" table:style-name="ce11">
            <text:p>835.72</text:p>
          </table:table-cell>
          <table:table-cell office:value-type="float" office:value="5029" table:style-name="ce10">
            <text:p>5,029</text:p>
          </table:table-cell>
          <table:table-cell office:value-type="float" office:value="48674" table:style-name="ce10">
            <text:p>48,674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永豐商業銀行</text:p>
          </table:table-cell>
          <table:table-cell office:value-type="float" office:value="2201759" table:style-name="ce10">
            <text:p>2,201,759</text:p>
          </table:table-cell>
          <table:table-cell office:value-type="float" office:value="1250898" table:style-name="ce10">
            <text:p>1,250,898</text:p>
          </table:table-cell>
          <table:table-cell office:value-type="float" office:value="13687" table:style-name="ce10">
            <text:p>13,687</text:p>
          </table:table-cell>
          <table:table-cell office:value-type="float" office:value="80775" table:style-name="ce10">
            <text:p>80,775</text:p>
          </table:table-cell>
          <table:table-cell office:value-type="float" office:value="3795814" table:style-name="ce10">
            <text:p>3,795,814</text:p>
          </table:table-cell>
          <table:table-cell office:value-type="float" office:value="4982900" table:style-name="ce10">
            <text:p>4,982,900</text:p>
          </table:table-cell>
          <table:table-cell office:value-type="float" office:value="12075671" table:style-name="ce10">
            <text:p>12,075,671</text:p>
          </table:table-cell>
          <table:table-cell office:value-type="float" office:value="76662" table:style-name="ce10">
            <text:p>76,662</text:p>
          </table:table-cell>
          <table:table-cell office:value-type="float" office:value="0.14000000000000001" table:style-name="ce11">
            <text:p>0.14</text:p>
          </table:table-cell>
          <table:table-cell office:value-type="float" office:value="0" table:style-name="ce11">
            <text:p>0.00</text:p>
          </table:table-cell>
          <table:table-cell office:value-type="float" office:value="652.1" table:style-name="ce11">
            <text:p>652.10</text:p>
          </table:table-cell>
          <table:table-cell office:value-type="float" office:value="14122" table:style-name="ce10">
            <text:p>14,122</text:p>
          </table:table-cell>
          <table:table-cell office:value-type="float" office:value="139974" table:style-name="ce10">
            <text:p>139,974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玉山商業銀行</text:p>
          </table:table-cell>
          <table:table-cell office:value-type="float" office:value="7194670" table:style-name="ce10">
            <text:p>7,194,670</text:p>
          </table:table-cell>
          <table:table-cell office:value-type="float" office:value="4784222" table:style-name="ce10">
            <text:p>4,784,222</text:p>
          </table:table-cell>
          <table:table-cell office:value-type="float" office:value="117351" table:style-name="ce10">
            <text:p>117,351</text:p>
          </table:table-cell>
          <table:table-cell office:value-type="float" office:value="63659" table:style-name="ce10">
            <text:p>63,659</text:p>
          </table:table-cell>
          <table:table-cell office:value-type="float" office:value="13020537" table:style-name="ce10">
            <text:p>13,020,537</text:p>
          </table:table-cell>
          <table:table-cell office:value-type="float" office:value="30408604" table:style-name="ce10">
            <text:p>30,408,604</text:p>
          </table:table-cell>
          <table:table-cell office:value-type="float" office:value="44643628" table:style-name="ce10">
            <text:p>44,643,628</text:p>
          </table:table-cell>
          <table:table-cell office:value-type="float" office:value="274594" table:style-name="ce10">
            <text:p>274,594</text:p>
          </table:table-cell>
          <table:table-cell office:value-type="float" office:value="0.2" table:style-name="ce11">
            <text:p>0.20</text:p>
          </table:table-cell>
          <table:table-cell office:value-type="float" office:value="0.01" table:style-name="ce11">
            <text:p>0.01</text:p>
          </table:table-cell>
          <table:table-cell office:value-type="float" office:value="391.64" table:style-name="ce11">
            <text:p>391.64</text:p>
          </table:table-cell>
          <table:table-cell office:value-type="float" office:value="46414" table:style-name="ce10">
            <text:p>46,414</text:p>
          </table:table-cell>
          <table:table-cell office:value-type="float" office:value="461051" table:style-name="ce10">
            <text:p>461,051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凱基商業銀行</text:p>
          </table:table-cell>
          <table:table-cell office:value-type="float" office:value="379243" table:style-name="ce10">
            <text:p>379,243</text:p>
          </table:table-cell>
          <table:table-cell office:value-type="float" office:value="181098" table:style-name="ce10">
            <text:p>181,098</text:p>
          </table:table-cell>
          <table:table-cell office:value-type="float" office:value="1056" table:style-name="ce10">
            <text:p>1,056</text:p>
          </table:table-cell>
          <table:table-cell office:value-type="float" office:value="1653" table:style-name="ce10">
            <text:p>1,653</text:p>
          </table:table-cell>
          <table:table-cell office:value-type="float" office:value="1188282" table:style-name="ce10">
            <text:p>1,188,282</text:p>
          </table:table-cell>
          <table:table-cell office:value-type="float" office:value="978590" table:style-name="ce10">
            <text:p>978,590</text:p>
          </table:table-cell>
          <table:table-cell office:value-type="float" office:value="1240856" table:style-name="ce10">
            <text:p>1,240,856</text:p>
          </table:table-cell>
          <table:table-cell office:value-type="float" office:value="7523" table:style-name="ce10">
            <text:p>7,523</text:p>
          </table:table-cell>
          <table:table-cell office:value-type="float" office:value="1.1399999999999999" table:style-name="ce11">
            <text:p>1.14</text:p>
          </table:table-cell>
          <table:table-cell office:value-type="float" office:value="0.74" table:style-name="ce11">
            <text:p>0.74</text:p>
          </table:table-cell>
          <table:table-cell office:value-type="float" office:value="151.16999999999999" table:style-name="ce11">
            <text:p>151.17</text:p>
          </table:table-cell>
          <table:table-cell office:value-type="float" office:value="9124" table:style-name="ce10">
            <text:p>9,124</text:p>
          </table:table-cell>
          <table:table-cell office:value-type="float" office:value="66791" table:style-name="ce10">
            <text:p>66,791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星展(台灣)商業銀行</text:p>
          </table:table-cell>
          <table:table-cell office:value-type="float" office:value="3344604" table:style-name="ce10">
            <text:p>3,344,604</text:p>
          </table:table-cell>
          <table:table-cell office:value-type="float" office:value="2326603" table:style-name="ce10">
            <text:p>2,326,603</text:p>
          </table:table-cell>
          <table:table-cell office:value-type="float" office:value="11728" table:style-name="ce10">
            <text:p>11,728</text:p>
          </table:table-cell>
          <table:table-cell office:value-type="float" office:value="41425" table:style-name="ce10">
            <text:p>41,425</text:p>
          </table:table-cell>
          <table:table-cell office:value-type="float" office:value="8766320" table:style-name="ce10">
            <text:p>8,766,320</text:p>
          </table:table-cell>
          <table:table-cell office:value-type="float" office:value="13200091" table:style-name="ce10">
            <text:p>13,200,091</text:p>
          </table:table-cell>
          <table:table-cell office:value-type="float" office:value="22802156" table:style-name="ce10">
            <text:p>22,802,156</text:p>
          </table:table-cell>
          <table:table-cell office:value-type="float" office:value="113783" table:style-name="ce10">
            <text:p>113,783</text:p>
          </table:table-cell>
          <table:table-cell office:value-type="float" office:value="0.7" table:style-name="ce11">
            <text:p>0.70</text:p>
          </table:table-cell>
          <table:table-cell office:value-type="float" office:value="0.04" table:style-name="ce11">
            <text:p>0.04</text:p>
          </table:table-cell>
          <table:table-cell office:value-type="float" office:value="420.75" table:style-name="ce11">
            <text:p>420.75</text:p>
          </table:table-cell>
          <table:table-cell office:value-type="float" office:value="140495" table:style-name="ce10">
            <text:p>140,495</text:p>
          </table:table-cell>
          <table:table-cell office:value-type="float" office:value="243302" table:style-name="ce10">
            <text:p>243,302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台新國際商業銀行</text:p>
          </table:table-cell>
          <table:table-cell office:value-type="float" office:value="6494988" table:style-name="ce10">
            <text:p>6,494,988</text:p>
          </table:table-cell>
          <table:table-cell office:value-type="float" office:value="4500599" table:style-name="ce10">
            <text:p>4,500,599</text:p>
          </table:table-cell>
          <table:table-cell office:value-type="float" office:value="59703" table:style-name="ce10">
            <text:p>59,703</text:p>
          </table:table-cell>
          <table:table-cell office:value-type="float" office:value="67529" table:style-name="ce10">
            <text:p>67,529</text:p>
          </table:table-cell>
          <table:table-cell office:value-type="float" office:value="10312453" table:style-name="ce10">
            <text:p>10,312,453</text:p>
          </table:table-cell>
          <table:table-cell office:value-type="float" office:value="25137417" table:style-name="ce10">
            <text:p>25,137,417</text:p>
          </table:table-cell>
          <table:table-cell office:value-type="float" office:value="42514318" table:style-name="ce10">
            <text:p>42,514,318</text:p>
          </table:table-cell>
          <table:table-cell office:value-type="float" office:value="129196" table:style-name="ce10">
            <text:p>129,196</text:p>
          </table:table-cell>
          <table:table-cell office:value-type="float" office:value="0.16" table:style-name="ce11">
            <text:p>0.16</text:p>
          </table:table-cell>
          <table:table-cell office:value-type="float" office:value="0.01" table:style-name="ce11">
            <text:p>0.01</text:p>
          </table:table-cell>
          <table:table-cell office:value-type="float" office:value="909.08" table:style-name="ce11">
            <text:p>909.08</text:p>
          </table:table-cell>
          <table:table-cell office:value-type="float" office:value="24054" table:style-name="ce10">
            <text:p>24,054</text:p>
          </table:table-cell>
          <table:table-cell office:value-type="float" office:value="236254" table:style-name="ce10">
            <text:p>236,254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安泰商業銀行</text:p>
          </table:table-cell>
          <table:table-cell office:value-type="float" office:value="125915" table:style-name="ce10">
            <text:p>125,915</text:p>
          </table:table-cell>
          <table:table-cell office:value-type="float" office:value="55556" table:style-name="ce10">
            <text:p>55,556</text:p>
          </table:table-cell>
          <table:table-cell office:value-type="float" office:value="577" table:style-name="ce10">
            <text:p>577</text:p>
          </table:table-cell>
          <table:table-cell office:value-type="float" office:value="288" table:style-name="ce10">
            <text:p>288</text:p>
          </table:table-cell>
          <table:table-cell office:value-type="float" office:value="162614" table:style-name="ce10">
            <text:p>162,614</text:p>
          </table:table-cell>
          <table:table-cell office:value-type="float" office:value="1247425" table:style-name="ce10">
            <text:p>1,247,425</text:p>
          </table:table-cell>
          <table:table-cell office:value-type="float" office:value="392441" table:style-name="ce10">
            <text:p>392,441</text:p>
          </table:table-cell>
          <table:table-cell office:value-type="float" office:value="344" table:style-name="ce10">
            <text:p>344</text:p>
          </table:table-cell>
          <table:table-cell office:value-type="float" office:value="0.38" table:style-name="ce11">
            <text:p>0.38</text:p>
          </table:table-cell>
          <table:table-cell office:value-type="float" office:value="0.16" table:style-name="ce11">
            <text:p>0.16</text:p>
          </table:table-cell>
          <table:table-cell office:value-type="float" office:value="389.28" table:style-name="ce11">
            <text:p>389.28</text:p>
          </table:table-cell>
          <table:table-cell office:value-type="float" office:value="0" table:style-name="ce10">
            <text:p>0</text:p>
          </table:table-cell>
          <table:table-cell office:value-type="float" office:value="4283" table:style-name="ce10">
            <text:p>4,283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中國信託商業銀行</text:p>
          </table:table-cell>
          <table:table-cell office:value-type="float" office:value="9006349" table:style-name="ce10">
            <text:p>9,006,349</text:p>
          </table:table-cell>
          <table:table-cell office:value-type="float" office:value="5725300" table:style-name="ce10">
            <text:p>5,725,300</text:p>
          </table:table-cell>
          <table:table-cell office:value-type="float" office:value="97186" table:style-name="ce10">
            <text:p>97,186</text:p>
          </table:table-cell>
          <table:table-cell office:value-type="float" office:value="65718" table:style-name="ce10">
            <text:p>65,718</text:p>
          </table:table-cell>
          <table:table-cell office:value-type="float" office:value="16353092" table:style-name="ce10">
            <text:p>16,353,092</text:p>
          </table:table-cell>
          <table:table-cell office:value-type="float" office:value="39712833" table:style-name="ce10">
            <text:p>39,712,833</text:p>
          </table:table-cell>
          <table:table-cell office:value-type="float" office:value="63733253" table:style-name="ce10">
            <text:p>63,733,253</text:p>
          </table:table-cell>
          <table:table-cell office:value-type="float" office:value="577105" table:style-name="ce10">
            <text:p>577,105</text:p>
          </table:table-cell>
          <table:table-cell office:value-type="float" office:value="0.11" table:style-name="ce11">
            <text:p>0.11</text:p>
          </table:table-cell>
          <table:table-cell office:value-type="float" office:value="0" table:style-name="ce11">
            <text:p>0.00</text:p>
          </table:table-cell>
          <table:table-cell office:value-type="float" office:value="379.81" table:style-name="ce11">
            <text:p>379.81</text:p>
          </table:table-cell>
          <table:table-cell office:value-type="float" office:value="85523" table:style-name="ce10">
            <text:p>85,523</text:p>
          </table:table-cell>
          <table:table-cell office:value-type="float" office:value="740482" table:style-name="ce10">
            <text:p>740,482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台灣樂天信用卡股份有限公司</text:p>
          </table:table-cell>
          <table:table-cell office:value-type="float" office:value="497267" table:style-name="ce10">
            <text:p>497,267</text:p>
          </table:table-cell>
          <table:table-cell office:value-type="float" office:value="198145" table:style-name="ce10">
            <text:p>198,145</text:p>
          </table:table-cell>
          <table:table-cell office:value-type="float" office:value="3316" table:style-name="ce10">
            <text:p>3,316</text:p>
          </table:table-cell>
          <table:table-cell office:value-type="float" office:value="2454" table:style-name="ce10">
            <text:p>2,454</text:p>
          </table:table-cell>
          <table:table-cell office:value-type="float" office:value="622000" table:style-name="ce10">
            <text:p>622,000</text:p>
          </table:table-cell>
          <table:table-cell office:value-type="float" office:value="672898" table:style-name="ce10">
            <text:p>672,898</text:p>
          </table:table-cell>
          <table:table-cell office:value-type="float" office:value="964401" table:style-name="ce10">
            <text:p>964,401</text:p>
          </table:table-cell>
          <table:table-cell office:value-type="float" office:value="6557" table:style-name="ce10">
            <text:p>6,557</text:p>
          </table:table-cell>
          <table:table-cell office:value-type="float" office:value="2.12" table:style-name="ce11">
            <text:p>2.12</text:p>
          </table:table-cell>
          <table:table-cell office:value-type="float" office:value="1.07" table:style-name="ce11">
            <text:p>1.07</text:p>
          </table:table-cell>
          <table:table-cell office:value-type="float" office:value="172.58" table:style-name="ce11">
            <text:p>172.58</text:p>
          </table:table-cell>
          <table:table-cell office:value-type="float" office:value="745" table:style-name="ce10">
            <text:p>745</text:p>
          </table:table-cell>
          <table:table-cell office:value-type="float" office:value="7975" table:style-name="ce10">
            <text:p>7,975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台灣美國運通國際(股)公司</text:p>
          </table:table-cell>
          <table:table-cell office:value-type="float" office:value="188237" table:style-name="ce10">
            <text:p>188,237</text:p>
          </table:table-cell>
          <table:table-cell office:value-type="float" office:value="123806" table:style-name="ce10">
            <text:p>123,806</text:p>
          </table:table-cell>
          <table:table-cell office:value-type="float" office:value="3202" table:style-name="ce10">
            <text:p>3,202</text:p>
          </table:table-cell>
          <table:table-cell office:value-type="float" office:value="2919" table:style-name="ce10">
            <text:p>2,919</text:p>
          </table:table-cell>
          <table:table-cell office:value-type="float" office:value="290162" table:style-name="ce10">
            <text:p>290,162</text:p>
          </table:table-cell>
          <table:table-cell office:value-type="float" office:value="0" table:style-name="ce10">
            <text:p>0</text:p>
          </table:table-cell>
          <table:table-cell office:value-type="float" office:value="5925502" table:style-name="ce10">
            <text:p>5,925,502</text:p>
          </table:table-cell>
          <table:table-cell office:value-type="float" office:value="1407" table:style-name="ce10">
            <text:p>1,407</text:p>
          </table:table-cell>
          <table:table-cell office:value-type="float" office:value="0.16" table:style-name="ce11">
            <text:p>0.16</text:p>
          </table:table-cell>
          <table:table-cell office:value-type="float" office:value="0" table:style-name="ce11">
            <text:p>0.00</text:p>
          </table:table-cell>
          <table:table-cell office:value-type="float" office:value="647.29" table:style-name="ce11">
            <text:p>647.29</text:p>
          </table:table-cell>
          <table:table-cell office:value-type="float" office:value="1694" table:style-name="ce10">
            <text:p>1,694</text:p>
          </table:table-cell>
          <table:table-cell office:value-type="float" office:value="45977" table:style-name="ce10">
            <text:p>45,977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總計</text:p>
          </table:table-cell>
          <table:table-cell office:value-type="float" office:value="57789961" table:style-name="ce10">
            <text:p>57,789,961</text:p>
          </table:table-cell>
          <table:table-cell office:value-type="float" office:value="37384502" table:style-name="ce10">
            <text:p>37,384,502</text:p>
          </table:table-cell>
          <table:table-cell office:value-type="float" office:value="616859" table:style-name="ce10">
            <text:p>616,859</text:p>
          </table:table-cell>
          <table:table-cell office:value-type="float" office:value="645926" table:style-name="ce10">
            <text:p>645,926</text:p>
          </table:table-cell>
          <table:table-cell office:value-type="float" office:value="104360462" table:style-name="ce10">
            <text:p>104,360,462</text:p>
          </table:table-cell>
          <table:table-cell office:value-type="float" office:value="212484392" table:style-name="ce10">
            <text:p>212,484,392</text:p>
          </table:table-cell>
          <table:table-cell office:value-type="float" office:value="371432678" table:style-name="ce10">
            <text:p>371,432,678</text:p>
          </table:table-cell>
          <table:table-cell office:value-type="float" office:value="1765568" table:style-name="ce10">
            <text:p>1,765,568</text:p>
          </table:table-cell>
          <table:table-cell office:value-type="float" office:value="0.20317239317613325" table:style-name="ce11">
            <text:p>0.20</text:p>
          </table:table-cell>
          <table:table-cell office:value-type="float" office:value="0.02" table:style-name="ce11">
            <text:p>0.02</text:p>
          </table:table-cell>
          <table:table-cell office:value-type="float" office:value="504.92" table:style-name="ce11">
            <text:p>504.92</text:p>
          </table:table-cell>
          <table:table-cell office:value-type="float" office:value="502428" table:style-name="ce10">
            <text:p>502,428</text:p>
          </table:table-cell>
          <table:table-cell office:value-type="float" office:value="3838106" table:style-name="ce10">
            <text:p>3,838,106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12">
            <text:p>一、資料來源：各金融機構自行申報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2">
            <text:p>二、揭露項目及認定標準：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2">
            <text:p>　1.流通卡數：發卡總數減停卡總數，且卡片狀況為正常者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2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2">
            <text:p>　3.當月發卡數：不含補發卡、續卡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2">
            <text:p>　4.當月停卡數：指新增停卡部分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2">
            <text:p>　5.循環信用餘額：係指持卡人使用循環信用之餘額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2">
            <text:p>　6.未到期分期付款餘額：包括預借現金分期、消費帳款分期及帳單分期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2">
            <text:p>　7.當月簽帳金額：係指持卡人當月刷卡消費金額，如屬分期消費帳款應於消費當月全數申報本欄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2">
            <text:p>　8.當月預借現金金額：係指持卡人當月動用預借現金金額，如屬分期預借現金應於動用當月全數申報本欄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2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2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2">
            <text:p>　　　　　　　俟持卡人將所積欠各期最低應繳金額全部償還後，始得回復為未逾期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2">
            <text:p>　10.備抵呆帳提足率：實際提列備抵呆帳占應提備抵呆帳之比率。</text:p>
          </table:table-cell>
          <table:table-cell table:number-columns-repeated="16383" table:style-name="ce13"/>
        </table:table-row>
        <table:table-row table:number-rows-repeated="1048524" table:style-name="ro2">
          <table:table-cell table:number-columns-repeated="16384"/>
        </table:table-row>
        <table:named-expressions>
          <table:named-range table:name="外部資料_1" table:cell-range-address="11210_信用卡重要資訊揭露.$A$1:11210_信用卡重要資訊揭露.$N$22" table:base-cell-address="11210_信用卡重要資訊揭露.$A$1"/>
          <table:named-range table:name="連接1" table:cell-range-address="11210_信用卡重要資訊揭露.$A$1:11210_信用卡重要資訊揭露.$N$22" table:base-cell-address="11210_信用卡重要資訊揭露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62992125984252in" fo:margin-right="0.23622047244094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236220472440945in" fo:margin-left="0.62992125984252in" fo:margin-right="0.236220472440945in" fo:margin-bottom="0in"/>
      </style:header-style>
      <style:footer-style>
        <style:header-footer-properties fo:min-height="0.0393700787401575in" fo:margin-left="0.62992125984252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邱靖雯</meta:initial-creator>
    <dc:creator>邱靖雯</dc:creator>
    <meta:creation-date>2023-12-05T08:21:28Z</meta:creation-date>
    <dc:date>2023-12-06T09:11:24Z</dc:date>
    <meta:print-date>2023-12-05T08:39:29Z</meta:print-date>
  </office:meta>
</office:document-meta>
</file>